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8" style:family="table-column">
      <style:table-column-properties fo:break-before="auto" style:column-width="3.754cm"/>
    </style:style>
    <style:style style:name="co9" style:family="table-column">
      <style:table-column-properties fo:break-before="auto" style:column-width="16.549cm"/>
    </style:style>
    <style:style style:name="co10" style:family="table-column">
      <style:table-column-properties fo:break-before="auto" style:column-width="3.413cm"/>
    </style:style>
    <style:style style:name="ro4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1.21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2.902cm" fo:break-before="auto" style:use-optimal-row-height="true"/>
    </style:style>
    <style:style style:name="ro12" style:family="table-row">
      <style:table-row-properties style:row-height="1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8" table:default-cell-style-name="ce15"/>
        <table:table-column table:style-name="co9" table:default-cell-style-name="ce23"/>
        <table:table-column table:style-name="co10" table:default-cell-style-name="ce23"/>
        <table:table-column table:style-name="co6" table:number-columns-repeated="1020" table:default-cell-style-name="ce23"/>
        <table:table-row table:style-name="ro2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8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FTP 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8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8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7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8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9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0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70">
            <text:p>2070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reate item with multi-pics in the same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10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10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10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10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5" table:number-columns-repeated="1021"/>
        </table:table-row>
        <table:table-row table:style-name="ro10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5" table:number-columns-repeated="1021"/>
        </table:table-row>
        <table:table-row table:style-name="ro10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5" table:number-columns-repeated="1021"/>
        </table:table-row>
        <table:table-row table:style-name="ro10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5" table:number-columns-repeated="1021"/>
        </table:table-row>
        <table:table-row table:style-name="ro10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5" table:number-columns-repeated="1021"/>
        </table:table-row>
        <table:table-row table:style-name="ro8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5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5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Check brower version. Warning displayed if not Firefox 81 or greater.</text:p>
          </table:table-cell>
          <table:table-cell table:style-name="ce25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1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2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26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26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/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keep full conversation available even if logout/login or change page</text:p>
          </table:table-cell>
          <table:table-cell table:number-columns-repeated="1021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01/11/2020</text:date>, <text:time>23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1-01T23:14:28</dc:date>
    <dc:creator>Laurent ML</dc:creator>
    <meta:editing-duration>P25DT18H48M50S</meta:editing-duration>
    <meta:editing-cycles>132</meta:editing-cycles>
    <meta:generator>OpenOffice/4.1.7$Unix OpenOffice.org_project/417m1$Build-9800</meta:generator>
    <meta:document-statistic meta:table-count="3" meta:cell-count="215" meta:object-count="0"/>
  </office:meta>
</office:document-meta>
</file>